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733cm"/>
    </style:style>
    <style:style style:name="gr4" style:family="graphic" style:parent-style-name="standard">
      <style:graphic-properties draw:stroke="none" svg:stroke-color="#000000" draw:fill="none" draw:fill-color="#ffffff" draw:auto-grow-height="true" draw:auto-grow-width="false" fo:max-height="0cm" fo:min-height="4.955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4.976cm"/>
    </style:style>
    <style:style style:name="gr7" style:family="graphic" style:parent-style-name="standard">
      <style:graphic-properties draw:stroke="none" svg:stroke-color="#000000" draw:fill="none" draw:fill-color="#ffffff" draw:auto-grow-height="true" draw:auto-grow-width="false" fo:max-height="0cm" fo:min-height="5.23cm"/>
    </style:style>
    <style:style style:name="gr8" style:family="graphic" style:parent-style-name="standard">
      <style:graphic-properties draw:stroke="none" svg:stroke-color="#000000" draw:fill="none" draw:fill-color="#ffffff" draw:auto-grow-height="true" draw:auto-grow-width="false" fo:max-height="0cm" fo:min-height="7.516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gr10" style:family="graphic" style:parent-style-name="standard">
      <style:graphic-properties draw:stroke="none" svg:stroke-color="#000000" draw:fill="none" draw:fill-color="#ffffff" draw:auto-grow-height="true" draw:auto-grow-width="false" fo:max-height="0cm" fo:min-height="4.627cm"/>
    </style:style>
    <style:style style:name="gr11" style:family="graphic" style:parent-style-name="standard">
      <style:graphic-properties draw:stroke="none" svg:stroke-color="#000000" draw:fill="none" draw:fill-color="#ffffff" draw:auto-grow-height="true" draw:auto-grow-width="false" fo:max-height="0cm" fo:min-height="6.659cm"/>
    </style:style>
    <style:style style:name="gr12"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8.5pt" fo:font-style="italic" fo:text-shadow="none" style:font-name-asian="Segoe UI1" style:font-size-asian="8.5pt" style:font-style-asian="italic" style:font-name-complex="Segoe UI1" style:font-size-complex="8.5pt" style:font-style-complex="italic"/>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0pt" fo:font-style="italic" fo:text-shadow="none" style:font-name-asian="Segoe UI1" style:font-size-asian="20pt" style:font-style-asian="italic" style:font-name-complex="Segoe UI1" style:font-size-complex="20pt" style:font-style-complex="italic"/>
    </style:style>
    <style:style style:name="P10"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7"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8"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9" style:family="text">
      <style:text-properties fo:color="#000000" style:text-position="super 58%" style:font-name="Segoe UI Semibold" fo:font-size="32pt" fo:font-style="italic" fo:text-shadow="none" style:font-name-asian="Segoe UI1" style:font-size-asian="32pt" style:font-style-asian="italic" style:font-name-complex="Segoe UI1" style:font-size-complex="32pt" style:font-style-complex="italic"/>
    </style:style>
    <style:style style:name="T10" style:family="text">
      <style:text-properties fo:color="#000000" style:font-name="Segoe UI Semibold" fo:font-size="20pt" fo:font-style="italic" fo:text-shadow="none" style:font-name-asian="Segoe UI1" style:font-size-asian="20pt" style:font-style-asian="italic" style:font-name-complex="Segoe UI1"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638cm" svg:height="3.063cm" svg:x="1.778cm" svg:y="1.001cm">
          <draw:text-box>
            <text:p text:style-name="P1"><text:span text:style-name="T1">EPISTLE</text:span></text:p>
            <text:p text:style-name="P1"><text:span text:style-name="T2">2 Corinthians 5:1–17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638cm" svg:height="6.983cm" svg:x="1.778cm" svg:y="1.145cm">
          <draw:text-box>
            <text:p text:style-name="P4"><text:span text:style-name="T3">1</text:span><text:span text:style-name="T4">For we know that if the tent, which is our earthly home, is destroyed, we have a building from God, a house not made with hands, eternal in the heave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5" draw:layer="layout" svg:width="24.384cm" svg:height="5.205cm" svg:x="1.778cm" svg:y="1.145cm">
          <draw:text-box>
            <text:p text:style-name="P4"><text:span text:style-name="T5">2</text:span><text:span text:style-name="T6">For in this tent we groan, longing to put on our heavenly dwelling, </text:span><text:span text:style-name="T3">3</text:span><text:span text:style-name="T4">if indeed by putting it on we may not be found nake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5" draw:text-style-name="P7" draw:layer="layout" svg:width="25.146cm" svg:height="9.269cm" svg:x="1.524cm" svg:y="1.016cm">
          <draw:text-box>
            <text:p text:style-name="P6"><text:span text:style-name="T3">4</text:span><text:span text:style-name="T4">For while we are still in this tent, we groan, being burdened—not that we would be unclothed, but that we would be further clothed, so that what is mortal may be swallowed up by lif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6" draw:text-style-name="P7" draw:layer="layout" svg:width="25.146cm" svg:height="5.226cm" svg:x="1.524cm" svg:y="1.124cm">
          <draw:text-box>
            <text:p text:style-name="P6"><text:span text:style-name="T3">5</text:span><text:span text:style-name="T4">He who has prepared us for this very thing is God, who has given us the Spirit as a guarantee.</text:span></text:p>
            <text:p text:style-name="P6"><text:span text:style-name="T5">6</text:span><text:span text:style-name="T6">So we are always of good courag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5" draw:master-page-name="Hymn_25_20template" presentation:presentation-page-layout-name="AL1T0">
        <draw:frame draw:style-name="gr7" draw:text-style-name="P7" draw:layer="layout" svg:width="24.638cm" svg:height="5.48cm" svg:x="1.524cm" svg:y="1.124cm">
          <draw:text-box>
            <text:p text:style-name="P6"><text:span text:style-name="T6">We know that while we are at home in the body we are away from the Lord, </text:span><text:span text:style-name="T3">7</text:span><text:span text:style-name="T4">for we walk by faith, not by sight. <tex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6" draw:master-page-name="Hymn_25_20template" presentation:presentation-page-layout-name="AL1T0">
        <draw:frame draw:style-name="gr8" draw:text-style-name="P7" draw:layer="layout" svg:width="24.638cm" svg:height="7.766cm" svg:x="1.726cm" svg:y="0.944cm">
          <draw:text-box>
            <text:p text:style-name="P6"><text:span text:style-name="T3">8</text:span><text:span text:style-name="T4">Yes, we are of good courage, and we would</text:span><text:span text:style-name="T7"> rather be away from the body and at home with the Lord. </text:span><text:span text:style-name="T8">9</text:span><text:span text:style-name="T7">So whether we are at home or away, we make it our aim to please hi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7" draw:master-page-name="Hymn_25_20template" presentation:presentation-page-layout-name="AL1T0">
        <draw:frame draw:style-name="gr9" draw:text-style-name="P8" draw:layer="layout" svg:width="24.13cm" svg:height="6.35cm" svg:x="2.286cm" svg:y="0.965cm">
          <draw:text-box>
            <text:p text:style-name="P6"><text:span text:style-name="T8">10</text:span><text:span text:style-name="T7">For we must all appear before the judgment seat of Christ, so that each one may receive what is due for what he has done in the body, whether good or evil.</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7" draw:master-page-name="Hymn_25_20template" presentation:presentation-page-layout-name="AL1T0">
        <draw:frame draw:style-name="gr9" draw:text-style-name="P9" draw:layer="layout" svg:width="24.13cm" svg:height="6.35cm" svg:x="1.778cm" svg:y="1.016cm">
          <draw:text-box>
            <text:p text:style-name="P6"><text:span text:style-name="T9">11</text:span><text:span text:style-name="T7">Therefore, knowing the fear of the Lord, we persuade others. But what we are is known to God, and I hope it is known also to your conscience.</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7" draw:master-page-name="Hymn_25_20template" presentation:presentation-page-layout-name="AL1T0">
        <draw:frame draw:style-name="gr8" draw:text-style-name="P9" draw:layer="layout" svg:width="24.13cm" svg:height="7.766cm" svg:x="2.032cm" svg:y="0.965cm">
          <draw:text-box>
            <text:p text:style-name="P6"><text:span text:style-name="T9">12</text:span><text:span text:style-name="T7">We are not commending ourselves to you again but giving you cause to boast about us, so that you may be able to answer those who boast about outward appearance and not about what is in the heart.</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7" draw:master-page-name="Hymn_25_20template" presentation:presentation-page-layout-name="AL1T0">
        <draw:frame draw:style-name="gr8" draw:text-style-name="P9" draw:layer="layout" svg:width="24.384cm" svg:height="7.766cm" svg:x="1.778cm" svg:y="0.965cm">
          <draw:text-box>
            <text:p text:style-name="P6"><text:span text:style-name="T9">13</text:span><text:span text:style-name="T7">For if we are beside ourselves, it is for God; if we are in our right mind, it is for you. <text:s/></text:span><text:span text:style-name="T9">14</text:span><text:span text:style-name="T7">For the love of Christ controls us, because we have concluded this: that one has died for all, therefore all have died;</text:span><text:span text:style-name="T10">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7" draw:master-page-name="Hymn_25_20template" presentation:presentation-page-layout-name="AL1T0">
        <draw:frame draw:style-name="gr10" draw:text-style-name="P9" draw:layer="layout" svg:width="24.384cm" svg:height="4.877cm" svg:x="1.778cm" svg:y="0.965cm">
          <draw:text-box>
            <text:p text:style-name="P6"><text:span text:style-name="T9">15</text:span><text:span text:style-name="T7">and he died for all, that those who live might no longer live for themselves but for him who for their sake died and was raised.</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7" draw:master-page-name="Hymn_25_20template" presentation:presentation-page-layout-name="AL1T0">
        <draw:frame draw:style-name="gr11" draw:text-style-name="P9" draw:layer="layout" svg:width="23.256cm" svg:height="6.909cm" svg:x="2.286cm" svg:y="0.965cm">
          <draw:text-box>
            <text:p text:style-name="P6"><text:span text:style-name="T9">16</text:span><text:span text:style-name="T7">From now on, therefore, we regard no one according to the flesh. Even though we once regarded Christ according to the flesh, we regard him thus no longer.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7" draw:master-page-name="Hymn_25_20template" presentation:presentation-page-layout-name="AL1T0">
        <draw:frame draw:style-name="gr12" draw:text-style-name="P10" draw:layer="layout" svg:width="24.384cm" svg:height="4.76cm" svg:x="1.778cm" svg:y="0.939cm">
          <draw:text-box>
            <text:p text:style-name="P6"><text:span text:style-name="T9">17</text:span><text:span text:style-name="T7">Therefore, if anyone is in Christ, he is a new creation. The old has passed away; behold, the new has come.</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21:35:09.402000000</meta:creation-date>
    <dc:title>Hymn template</dc:title>
    <meta:editing-duration>PT18M45S</meta:editing-duration>
    <meta:editing-cycles>9</meta:editing-cycles>
    <meta:generator>LibreOffice/6.0.1.1$Windows_X86_64 LibreOffice_project/60bfb1526849283ce2491346ed2aa51c465abfe6</meta:generator>
    <meta:initial-creator>Arthur Hoch</meta:initial-creator>
    <dc:date>2018-06-13T12:25:43.154000000</dc:date>
    <meta:document-statistic meta:object-count="63"/>
    <meta:template xlink:type="simple" xlink:actuate="onRequest" xlink:title="Hymn template" xlink:href="../../AppData/Roaming/LibreOffice/4/user/template/Worship%20Templsates/Hymn%20template.otp" meta:date="2015-06-12T21:35:09.152000000"/>
  </office:meta>
</office:document-meta>
</file>